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bbb8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rsid="003afa30" officeooo:paragraph-rsid="003afa30"/>
    </style:style>
    <style:style style:name="P4" style:family="paragraph" style:parent-style-name="Standard">
      <style:text-properties style:font-name="Times New Roman" officeooo:paragraph-rsid="003afa30"/>
    </style:style>
    <style:style style:name="P5" style:family="paragraph" style:parent-style-name="Standard">
      <style:text-properties officeooo:paragraph-rsid="001aa760"/>
    </style:style>
    <style:style style:name="P6" style:family="paragraph" style:parent-style-name="Standard">
      <style:text-properties officeooo:paragraph-rsid="001b9a1a"/>
    </style:style>
    <style:style style:name="P7" style:family="paragraph" style:parent-style-name="Standard">
      <style:text-properties officeooo:paragraph-rsid="000ef634"/>
    </style:style>
    <style:style style:name="P8" style:family="paragraph" style:parent-style-name="Standard">
      <style:text-properties officeooo:paragraph-rsid="003afa30"/>
    </style:style>
    <style:style style:name="P9" style:family="paragraph" style:parent-style-name="Standard">
      <style:text-properties officeooo:paragraph-rsid="003caa73"/>
    </style:style>
    <style:style style:name="P10" style:family="paragraph" style:parent-style-name="Heading">
      <style:text-properties style:font-name="Times New Roman"/>
    </style:style>
    <style:style style:name="P11" style:family="paragraph" style:parent-style-name="Text_20_body">
      <style:text-properties officeooo:paragraph-rsid="00287650"/>
    </style:style>
    <style:style style:name="P12" style:family="paragraph" style:parent-style-name="Text_20_body">
      <style:text-properties officeooo:paragraph-rsid="00322ce9"/>
    </style:style>
    <style:style style:name="P13" style:family="paragraph" style:parent-style-name="Text_20_body">
      <style:text-properties officeooo:paragraph-rsid="0022e3ba"/>
    </style:style>
    <style:style style:name="P14" style:family="paragraph" style:parent-style-name="Standard">
      <style:text-properties officeooo:paragraph-rsid="00465974"/>
    </style:style>
    <style:style style:name="P15" style:family="paragraph" style:parent-style-name="Standard">
      <style:text-properties officeooo:paragraph-rsid="00480a5c"/>
    </style:style>
    <style:style style:name="P16" style:family="paragraph" style:parent-style-name="Standard">
      <style:text-properties officeooo:paragraph-rsid="00494808"/>
    </style:style>
    <style:style style:name="P17" style:family="paragraph" style:parent-style-name="Standard">
      <style:text-properties officeooo:paragraph-rsid="004b2b2b"/>
    </style:style>
    <style:style style:name="P18" style:family="paragraph" style:parent-style-name="Text_20_body">
      <style:text-properties officeooo:paragraph-rsid="00322ce9"/>
    </style:style>
    <style:style style:name="P19" style:family="paragraph" style:parent-style-name="Text_20_body">
      <style:text-properties officeooo:paragraph-rsid="004a7f7d"/>
    </style:style>
    <style:style style:name="P20" style:family="paragraph" style:parent-style-name="Text_20_body">
      <style:text-properties officeooo:paragraph-rsid="0044a947"/>
    </style:style>
    <style:style style:name="P21" style:family="paragraph" style:parent-style-name="Text_20_body">
      <style:text-properties officeooo:paragraph-rsid="004c95d1"/>
    </style:style>
    <style:style style:name="P22" style:family="paragraph" style:parent-style-name="Heading_20_3">
      <style:text-properties officeooo:paragraph-rsid="0022e3ba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0ef634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0ebbb8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12e25a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579e3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aa760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1b9a1a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3afa30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12e25a" fo:background-color="transparent" loext:char-shading-value="0" style:font-size-asian="10.5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officeooo:rsid="001579e3" fo:background-color="transparent" loext:char-shading-value="0" style:font-size-asian="10.5pt" style:font-size-complex="12pt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officeooo:rsid="00194664" fo:background-color="transparent" loext:char-shading-value="0" style:font-size-asian="10.5pt" style:font-size-complex="12pt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officeooo:rsid="001afa88" fo:background-color="transparent" loext:char-shading-value="0" style:font-size-asian="10.5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1b4f4e" fo:background-color="transparent" loext:char-shading-value="0" style:font-size-asian="10.5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1b9a1a" fo:background-color="transparent" loext:char-shading-value="0" style:font-size-asian="10.5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officeooo:rsid="00266eeb" fo:background-color="transparent" loext:char-shading-value="0" style:font-size-asian="10.5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officeooo:rsid="002c7dd4" fo:background-color="transparent" loext:char-shading-value="0" style:font-size-asian="10.5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officeooo:rsid="003caa73" fo:background-color="transparent" loext:char-shading-value="0" style:font-size-asian="10.5pt" style:font-size-complex="12pt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officeooo:rsid="00465974" fo:background-color="transparent" loext:char-shading-value="0" style:font-size-asian="10.5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officeooo:rsid="00480a5c" fo:background-color="transparent" loext:char-shading-value="0" style:font-size-asian="10.5pt" style:font-size-complex="12pt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officeooo:rsid="00494808" fo:background-color="transparent" loext:char-shading-value="0" style:font-size-asian="10.5pt" style:font-size-complex="12pt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officeooo:rsid="004b2b2b" fo:background-color="transparent" loext:char-shading-value="0" style:font-size-asian="10.5pt" style:font-size-complex="12pt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officeooo:rsid="004bcfaa" fo:background-color="transparent" loext:char-shading-value="0" style:font-size-asian="10.5pt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officeooo:rsid="004c95d1" fo:background-color="transparent" loext:char-shading-value="0" style:font-size-asian="10.5pt" style:font-size-complex="12pt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weight="normal" style:font-weight-asian="normal" style:font-weight-complex="normal"/>
    </style:style>
    <style:style style:name="T26" style:family="text">
      <style:text-properties style:font-name="Times New Roman" fo:font-weight="normal" officeooo:rsid="0022e3ba" style:font-weight-asian="normal" style:font-weight-complex="normal"/>
    </style:style>
    <style:style style:name="T27" style:family="text">
      <style:text-properties style:font-name="Times New Roman" fo:font-weight="normal" officeooo:rsid="00287650" style:font-weight-asian="normal" style:font-weight-complex="normal"/>
    </style:style>
    <style:style style:name="T28" style:family="text">
      <style:text-properties style:font-name="Times New Roman" fo:font-weight="normal" officeooo:rsid="002d722e" style:font-weight-asian="normal" style:font-weight-complex="normal"/>
    </style:style>
    <style:style style:name="T29" style:family="text">
      <style:text-properties style:font-name="Times New Roman" fo:font-weight="normal" officeooo:rsid="002f4648" style:font-weight-asian="normal" style:font-weight-complex="normal"/>
    </style:style>
    <style:style style:name="T30" style:family="text">
      <style:text-properties style:font-name="Times New Roman" fo:font-weight="normal" officeooo:rsid="0030ebb0" style:font-weight-asian="normal" style:font-weight-complex="normal"/>
    </style:style>
    <style:style style:name="T31" style:family="text">
      <style:text-properties style:font-name="Times New Roman" fo:font-weight="normal" officeooo:rsid="00322ce9" style:font-weight-asian="normal" style:font-weight-complex="normal"/>
    </style:style>
    <style:style style:name="T32" style:family="text">
      <style:text-properties style:font-name="Times New Roman" fo:font-weight="normal" officeooo:rsid="00343216" style:font-weight-asian="normal" style:font-weight-complex="normal"/>
    </style:style>
    <style:style style:name="T33" style:family="text">
      <style:text-properties style:font-name="Times New Roman" fo:font-weight="normal" officeooo:rsid="003faaf9" style:font-weight-asian="normal" style:font-weight-complex="normal"/>
    </style:style>
    <style:style style:name="T34" style:family="text">
      <style:text-properties style:font-name="Times New Roman" fo:font-weight="normal" officeooo:rsid="00414080" style:font-weight-asian="normal" style:font-weight-complex="normal"/>
    </style:style>
    <style:style style:name="T35" style:family="text">
      <style:text-properties style:font-name="Times New Roman" fo:font-weight="normal" officeooo:rsid="0042c3e3" style:font-weight-asian="normal" style:font-weight-complex="normal"/>
    </style:style>
    <style:style style:name="T36" style:family="text">
      <style:text-properties style:font-name="Times New Roman" fo:font-weight="normal" officeooo:rsid="0044a947" style:font-weight-asian="normal" style:font-weight-complex="normal"/>
    </style:style>
    <style:style style:name="T37" style:family="text">
      <style:text-properties style:font-name="Times New Roman" fo:font-weight="normal" officeooo:rsid="004a7f7d" style:font-weight-asian="normal" style:font-weight-complex="normal"/>
    </style:style>
    <style:style style:name="T38" style:family="text">
      <style:text-properties style:font-name="Times New Roman" fo:font-weight="normal" officeooo:rsid="004b2b2b" style:font-weight-asian="normal" style:font-weight-complex="normal"/>
    </style:style>
    <style:style style:name="T39" style:family="text">
      <style:text-properties style:font-name="Times New Roman" fo:font-weight="normal" officeooo:rsid="004c95d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DEA installation :</text:p>
      <text:p text:style-name="P4"/>
      <text:p text:style-name="P3">Compilation :</text:p>
      <text:p text:style-name="P2">-lpugixml</text:p>
      <text:p text:style-name="P2">apt-get install libpugixml-dev</text:p>
      <text:p text:style-name="P2"/>
      <text:p text:style-name="P2">-lCppUTest</text:p>
      <text:p text:style-name="Standard"><text:span text:style-name="Source_20_Text"><text:span text:style-name="T1">apt-get install cpputest</text:span></text:span></text:p>
      <text:p text:style-name="Standard"><text:span text:style-name="Source_20_Text"><text:span text:style-name="T1"/></text:span></text:p>
      <text:p text:style-name="P8"><text:span text:style-name="Source_20_Text"><text:span text:style-name="T8">Utile pour l’utilisation :</text:span></text:span></text:p>
      <text:p text:style-name="P5"><text:span text:style-name="Source_20_Text"><text:span text:style-name="T6">-java</text:span></text:span></text:p>
      <text:p text:style-name="P5"><text:span text:style-name="Source_20_Text"><text:span text:style-name="T6">apt-get intall openjdk-*version number*-jdk</text:span></text:span></text:p>
      <text:p text:style-name="P7"><text:span text:style-name="Source_20_Text"><text:span text:style-name="T2"/></text:span></text:p>
      <text:p text:style-name="P8"><text:span text:style-name="Source_20_Text"><text:span text:style-name="T8">-graphviz (pour convertir les dot files en fichiers permettant un affichage du graphique.)</text:span></text:span></text:p>
      <text:p text:style-name="P8"><text:span text:style-name="Source_20_Text"><text:span text:style-name="T8">Apt-get install graphviz</text:span></text:span></text:p>
      <text:p text:style-name="Standard"><text:span text:style-name="Source_20_Text"><text:span text:style-name="T1"/></text:span></text:p>
      <text:p text:style-name="Heading"><text:span text:style-name="Source_20_Text"><text:span text:style-name="T24">Modification apporté :</text:span></text:span></text:p>
      <text:p text:style-name="Text_20_body"><text:span text:style-name="Source_20_Text"><text:span text:style-name="T24"/></text:span></text:p>
      <text:p text:style-name="P15"><text:span text:style-name="Source_20_Text"><text:span text:style-name="T4">-Main.</text:span></text:span><text:span text:style-name="Source_20_Text"><text:span text:style-name="T5">cpp :</text:span></text:span><text:span text:style-name="Source_20_Text"><text:span text:style-name="T4"> </text:span></text:span></text:p>
      <text:p text:style-name="P15"><text:span text:style-name="Source_20_Text"><text:span text:style-name="T5">I</text:span></text:span><text:span text:style-name="Source_20_Text"><text:span text:style-name="T4">nitialisation du dossier qui contiendra les outputs </text:span></text:span><text:span text:style-name="Source_20_Text"><text:span text:style-name="T9">NSGAII::dir</text:span></text:span></text:p>
      <text:p text:style-name="P15"><text:span text:style-name="Source_20_Text"><text:span text:style-name="T10"/></text:span></text:p>
      <text:p text:style-name="P15"><text:span text:style-name="Source_20_Text"><text:span text:style-name="T14">Paramètre</text:span></text:span><text:span text:style-name="Source_20_Text"><text:span text:style-name="T10"> -out demand</text:span></text:span><text:span text:style-name="Source_20_Text"><text:span text:style-name="T19">ant </text:span></text:span><text:span text:style-name="Source_20_Text"><text:span text:style-name="T10">le nom du dossier dans lequel sera sto</text:span></text:span><text:span text:style-name="Source_20_Text"><text:span text:style-name="T11">ck</text:span></text:span><text:span text:style-name="Source_20_Text"><text:span text:style-name="T10">é chaque output (jvmconsuption </text:span></text:span><text:span text:style-name="Source_20_Text"><text:span text:style-name="T16">+ </text:span></text:span><text:span text:style-name="Source_20_Text"><text:span text:style-name="T10">output </text:span></text:span><text:span text:style-name="Source_20_Text"><text:span text:style-name="T16">+ </text:span></text:span><text:span text:style-name="Source_20_Text"><text:span text:style-name="T10">stat)</text:span></text:span></text:p>
      <text:p text:style-name="P15"><text:span text:style-name="Source_20_Text"><text:span text:style-name="T11">par défaut le nom </text:span></text:span><text:span text:style-name="Source_20_Text"><text:span text:style-name="T16">du dossier</text:span></text:span><text:span text:style-name="Source_20_Text"><text:span text:style-name="T11"> est une combinaison des autres </text:span></text:span><text:span text:style-name="Source_20_Text"><text:span text:style-name="T16">paramètres.</text:span></text:span></text:p>
      <text:p text:style-name="P15"><text:span text:style-name="Source_20_Text"><text:span text:style-name="T16"/></text:span></text:p>
      <text:p text:style-name="P15"><text:span text:style-name="Source_20_Text"><text:span text:style-name="T14">Paramètre</text:span></text:span><text:span text:style-name="Source_20_Text"><text:span text:style-name="T10"> -</text:span></text:span><text:span text:style-name="Source_20_Text"><text:span text:style-name="T19">freq</text:span></text:span><text:span text:style-name="Source_20_Text"><text:span text:style-name="T10"> demand</text:span></text:span><text:span text:style-name="Source_20_Text"><text:span text:style-name="T19">ant un entier qui représente la fréquence de génération des dots files.</text:span></text:span></text:p>
      <text:p text:style-name="P15"><text:span text:style-name="Source_20_Text"><text:span text:style-name="T19">Valeurs &lt; 0 pas de génération, =0 uniquement la dernière génération, &gt;0 fréquence + dernière génération.</text:span></text:span></text:p>
      <text:p text:style-name="P16"><text:span text:style-name="Source_20_Text"><text:span text:style-name="T20">Valeur par défaut = -1 (définie dans le main).</text:span></text:span></text:p>
      <text:p text:style-name="P16"><text:span text:style-name="Source_20_Text"><text:span text:style-name="T20"/></text:span></text:p>
      <text:p text:style-name="P17"><text:span text:style-name="Source_20_Text"><text:span text:style-name="T21">Appelle à la méthode generateDotGen (définie plus bas), juste avant l’écriture des stats, en fonction du paramètre -freq.</text:span></text:span></text:p>
      <text:p text:style-name="P16"><text:span text:style-name="Source_20_Text"><text:span text:style-name="T20"/></text:span></text:p>
      <text:p text:style-name="P1"><text:span text:style-name="Source_20_Text"><text:span text:style-name="T3"/></text:span></text:p>
      <text:p text:style-name="P1"><text:span text:style-name="Source_20_Text"><text:span text:style-name="T3">-Population::Population(string) :</text:span></text:span></text:p>
      <text:p text:style-name="P1"><text:span text:style-name="Source_20_Text"><text:span text:style-name="T3">le nombre de modèle utilisé par chromosome n’a plus besoin d’être diviseur du nombre de modèle disponible.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>-</text:span></text:span><text:span text:style-name="Source_20_Text"><text:span text:style-name="T7">NSGAII :</text:span></text:span></text:p>
      <text:p text:style-name="P6"><text:span text:style-name="Source_20_Text"><text:span text:style-name="T7">Ajout paramètre </text:span></text:span><text:span text:style-name="Source_20_Text"><text:span text:style-name="T9">NSGAII::dir </text:span></text:span><text:span text:style-name="Source_20_Text"><text:span text:style-name="T14">nom du dossier contenant tout les outputs (jvm/output/stat)</text:span></text:span></text:p>
      <text:p text:style-name="P6"><text:span text:style-name="Source_20_Text"><text:span text:style-name="T14"/></text:span></text:p>
      <text:p text:style-name="P14"><text:span text:style-name="Source_20_Text"><text:span text:style-name="T17">Ajout de NSGAII::</text:span></text:span><text:span text:style-name="Source_20_Text"><text:span text:style-name="T18">generateDotGen(std::string metaModelName, std::string genFile, std::string outputDir) </text:span></text:span><text:span text:style-name="Source_20_Text"><text:span text:style-name="T17">qui génère les dot files </text:span></text:span><text:span text:style-name="Source_20_Text"><text:span text:style-name="T18">correspondant aux vecteurs dans le fichier genFile et les enregistre</text:span></text:span><text:span text:style-name="Source_20_Text"><text:span text:style-name="T17"> dans le dossier </text:span></text:span><text:span text:style-name="Source_20_Text"><text:span text:style-name="T18">outputDir</text:span></text:span><text:span text:style-name="Source_20_Text"><text:span text:style-name="T17">. On doit préciser le nom du </text:span></text:span><text:span text:style-name="Source_20_Text"><text:span text:style-name="T22">dossier contenant les informations sur le</text:span></text:span><text:span text:style-name="Source_20_Text"><text:span text:style-name="T17"> méta-modèle <text:s/>(scaffold ou javasmall).</text:span></text:span></text:p>
      <text:p text:style-name="P14"><text:span text:style-name="Source_20_Text"><text:span text:style-name="T17"/></text:span></text:p>
      <text:p text:style-name="P9"><text:span text:style-name="Source_20_Text"><text:span text:style-name="T17">Attention </text:span></text:span><text:span text:style-name="Source_20_Text"><text:span text:style-name="T19">en cas de modification/</text:span></text:span><text:span text:style-name="Source_20_Text"><text:span text:style-name="T23">changement de repertoire,</text:span></text:span><text:span text:style-name="Source_20_Text"><text:span text:style-name="T19"> </text:span></text:span><text:span text:style-name="Source_20_Text"><text:span text:style-name="T22">des dossiers scaffold et javasmall</text:span></text:span><text:span text:style-name="Source_20_Text"><text:span text:style-name="T19"> ou </text:span></text:span><text:span text:style-name="Source_20_Text"><text:span text:style-name="T22">à</text:span></text:span><text:span text:style-name="Source_20_Text"><text:span text:style-name="T19"> </text:span></text:span><text:span text:style-name="Source_20_Text"><text:span text:style-name="T22">l’</text:span></text:span><text:span text:style-name="Source_20_Text"><text:span text:style-name="T19">ajout de </text:span></text:span><text:span text:style-name="Source_20_Text"><text:span text:style-name="T22">nouveaux dossier similaires, </text:span></text:span><text:span text:style-name="Source_20_Text"><text:span text:style-name="T23">il faut adapter l’algorithme</text:span></text:span><text:span text:style-name="Source_20_Text"><text:span text:style-name="T17">! </text:span></text:span><text:span text:style-name="Source_20_Text"><text:span text:style-name="T23">(TODO : améliorer ça)</text:span></text:span></text:p>
      <text:h text:style-name="P22" text:outline-level="3"><text:soft-page-break/><text:span text:style-name="Source_20_Text"><text:span text:style-name="T26">Remarque :</text:span></text:span></text:h>
      <text:p text:style-name="P13"><text:span text:style-name="Source_20_Text"><text:span text:style-name="T28"/></text:span></text:p>
      <text:p text:style-name="P11"><text:span text:style-name="Source_20_Text"><text:span text:style-name="T27">Si (nb model total </text:span></text:span><text:span text:style-name="Source_20_Text"><text:span text:style-name="T34">= 100</text:span></text:span><text:span text:style-name="Source_20_Text"><text:span text:style-name="T27">) / (nb model par population </text:span></text:span><text:span text:style-name="Source_20_Text"><text:span text:style-name="T34">= -nb</text:span></text:span><text:span text:style-name="Source_20_Text"><text:span text:style-name="T27">) </text:span></text:span><text:span text:style-name="Source_20_Text"><text:span text:style-name="T29">&lt; 4</text:span></text:span><text:span text:style-name="Source_20_Text"><text:span text:style-name="T27"> : segfault/</text:span></text:span><text:span text:style-name="Source_20_Text"><text:span text:style-name="T35">bad_alloc/tourne à l’infini. </text:span></text:span><text:span text:style-name="Source_20_Text"><text:span text:style-name="T38">Pour tout méta</text:span></text:span></text:p>
      <text:p text:style-name="P12"><text:span text:style-name="Source_20_Text"><text:span text:style-name="T30">Dans le cas de l’approche inter-individu :</text:span></text:span></text:p>
      <text:p text:style-name="P12"><text:span text:style-name="Source_20_Text"><text:span text:style-name="T33"><text:tab/>A la place </text:span></text:span><text:span text:style-name="Source_20_Text"><text:span text:style-name="T30">de la distance cosine, en réalité la distance de levenshtein est appeler.</text:span></text:span></text:p>
      <text:p text:style-name="P12"><text:span text:style-name="Source_20_Text"><text:span text:style-name="T31"><text:tab/></text:span></text:span><text:span text:style-name="Source_20_Text"><text:span text:style-name="T36">Problème encore inconnue mais lié au traitement de la matrice résultante des calculs de distance. </text:span></text:span><text:span text:style-name="Source_20_Text"><text:span text:style-name="T37">(erreur provenant d’un selector de la galib: distance must be strictly negative or strictly positive).</text:span></text:span></text:p>
      <text:p text:style-name="P19"><text:span text:style-name="Source_20_Text"><text:span text:style-name="T37"><text:tab/>Supposition : distances données toutes nulles.</text:span></text:span></text:p>
      <text:p text:style-name="P12"><text:span text:style-name="Source_20_Text"><text:span text:style-name="T32"/></text:span></text:p>
      <text:h text:style-name="Heading_20_3" text:outline-level="3"><text:span text:style-name="Source_20_Text"><text:span text:style-name="T25">TODO :</text:span></text:span></text:h>
      <text:p text:style-name="P20"><text:span text:style-name="Source_20_Text"><text:span text:style-name="T36">Régler problème approche inter-individu.</text:span></text:span></text:p>
      <text:p text:style-name="P21"><text:span text:style-name="Source_20_Text"><text:span text:style-name="T39">Rendre generateDotGen, plus flexible et mieux documenter les normes sur le contenu des dossier scaffold/javasmall qui en découl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2:42:32.15</meta:creation-date>
    <dc:date>2018-04-26T03:03:35.930097834</dc:date>
    <meta:editing-duration>PT21H42M56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346" meta:character-count="2371" meta:non-whitespace-character-count="2055"/>
  </office:meta>
</office:document-meta>
</file>